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7E0000088E8276CA3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in" fo:margin-bottom="0in" fo:line-height="120%" fo:text-align="center" style:justify-single-word="false" style:writing-mode="lr-tb"/>
      <style:text-properties fo:font-variant="normal" fo:text-transform="none" fo:color="#808080" style:text-line-through-style="none" style:font-name="Liberation Serif" fo:font-size="22pt" fo:font-style="normal" style:text-underline-style="none" fo:font-weight="bold" style:text-blinking="false" fo:background-color="transparent"/>
    </style:style>
    <style:style style:name="P2" style:family="paragraph" style:parent-style-name="Horizontal_20_Line">
      <style:paragraph-properties fo:margin-left="0.2in" fo:margin-right="0.2in" fo:text-indent="0in" style:auto-text-indent="false"/>
      <style:text-properties style:font-name="Caladea" fo:font-size="13pt" fo:font-weight="bold" style:font-size-asian="13pt" style:font-weight-asian="bold" style:font-size-complex="13pt" style:font-weight-complex="bold"/>
    </style:style>
    <style:style style:name="P3" style:family="paragraph" style:parent-style-name="Horizontal_20_Line">
      <style:paragraph-properties fo:margin-left="0.2in" fo:margin-right="0.2in" fo:text-indent="0in" style:auto-text-indent="false"/>
      <style:text-properties style:font-name="Caladea" fo:font-size="13pt" fo:font-weight="bold" style:font-size-asian="13pt" style:font-weight-asian="bold" style:font-size-complex="13pt" style:font-weight-complex="bold"/>
    </style:style>
    <style:style style:name="P4" style:family="paragraph" style:parent-style-name="Horizontal_20_Line">
      <style:paragraph-properties fo:margin-left="0.2in" fo:margin-right="0.2in" fo:text-indent="0in" style:auto-text-indent="false">
        <style:tab-stops>
          <style:tab-stop style:position="0.4374in"/>
        </style:tab-stops>
      </style:paragraph-properties>
      <style:text-properties style:font-name="Caladea"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top="0in" fo:margin-bottom="0in" fo:line-height="179%" fo:text-align="center" style:justify-single-word="false" style:writing-mode="lr-tb"/>
    </style:style>
    <style:style style:name="P6" style:family="paragraph" style:parent-style-name="Text_20_body">
      <style:paragraph-properties loext:contextual-spacing="false" fo:margin-left="0.2in" fo:margin-right="0.2in" fo:margin-top="0in" fo:margin-bottom="0in" fo:line-height="179%" fo:text-indent="0in" style:auto-text-indent="false" style:writing-mode="lr-tb"/>
      <style:text-properties fo:font-variant="normal" fo:text-transform="none" fo:color="#000000" style:text-line-through-style="none" style:font-name="Caladea" fo:font-size="10pt" fo:font-style="normal" style:text-underline-style="none" fo:font-weight="normal" style:text-blinking="false" fo:background-color="transparent" style:font-size-asian="10pt" style:font-size-complex="10pt"/>
    </style:style>
    <style:style style:name="P7" style:family="paragraph" style:parent-style-name="Text_20_body">
      <style:paragraph-properties loext:contextual-spacing="false" fo:margin-left="0.2in" fo:margin-right="0.2in" fo:margin-top="0in" fo:margin-bottom="0in" fo:line-height="200%" fo:text-indent="0in" style:auto-text-indent="false" style:writing-mode="lr-tb"/>
      <style:text-properties fo:font-variant="normal" fo:text-transform="none" fo:color="#000000" style:text-line-through-style="none" style:font-name="Liberation Serif" fo:font-size="10pt" fo:font-style="normal" style:text-underline-style="none" fo:font-weight="normal" style:text-blinking="false" fo:background-color="transparent" style:font-size-asian="10pt" style:font-size-complex="10pt"/>
    </style:style>
    <style:style style:name="P8" style:family="paragraph" style:parent-style-name="Text_20_body">
      <style:paragraph-properties loext:contextual-spacing="false" fo:margin-left="0.2in" fo:margin-right="0.2in" fo:margin-top="0in" fo:margin-bottom="0in" fo:line-height="179%" fo:text-indent="0in" style:auto-text-indent="false" style:writing-mode="lr-tb"/>
      <style:text-properties style:font-name="Caladea"/>
    </style:style>
    <style:style style:name="P9" style:family="paragraph" style:parent-style-name="Text_20_body">
      <style:paragraph-properties loext:contextual-spacing="false" fo:margin-left="0.2in" fo:margin-right="0.2in" fo:margin-top="0in" fo:margin-bottom="0in" fo:line-height="179%" fo:text-indent="0in" style:auto-text-indent="false" style:writing-mode="lr-tb"/>
      <style:text-properties style:font-name="Caladea"/>
    </style:style>
    <style:style style:name="P10" style:family="paragraph" style:parent-style-name="Text_20_body">
      <style:paragraph-properties loext:contextual-spacing="false" fo:margin-left="0.2in" fo:margin-right="0.2in" fo:margin-top="0in" fo:margin-bottom="0in" fo:line-height="179%" fo:text-indent="0in" style:auto-text-indent="false" style:writing-mode="lr-tb"/>
      <style:text-properties style:font-name="Caladea" fo:font-size="11pt"/>
    </style:style>
    <style:style style:name="P11" style:family="paragraph" style:parent-style-name="Text_20_body">
      <style:paragraph-properties loext:contextual-spacing="false" fo:margin-left="0.2in" fo:margin-right="0.2in" fo:margin-top="0in" fo:margin-bottom="0in" fo:line-height="179%" fo:text-indent="0in" style:auto-text-indent="false" style:writing-mode="lr-tb"/>
      <style:text-properties style:font-name="Caladea" fo:font-size="10pt" style:font-size-asian="10pt" style:font-size-complex="10pt"/>
    </style:style>
    <style:style style:name="P12" style:family="paragraph" style:parent-style-name="Text_20_body">
      <style:paragraph-properties loext:contextual-spacing="false" fo:margin-left="0.2in" fo:margin-right="0.2in" fo:margin-top="0in" fo:margin-bottom="0in" fo:line-height="179%" fo:text-indent="0in" style:auto-text-indent="false" style:writing-mode="lr-tb"/>
      <style:text-properties style:font-name="Caladea" fo:font-size="10pt" style:font-size-asian="10pt" style:font-size-complex="10pt"/>
    </style:style>
    <style:style style:name="P13" style:family="paragraph" style:parent-style-name="Text_20_body">
      <style:paragraph-properties loext:contextual-spacing="false" fo:margin-left="0.2in" fo:margin-right="0.2in" fo:margin-top="0in" fo:margin-bottom="0in" fo:line-height="200%" fo:text-indent="0in" style:auto-text-indent="false" style:writing-mode="lr-tb"/>
      <style:text-properties style:font-name="Caladea" fo:font-size="10pt" style:font-size-asian="10pt" style:font-size-complex="10pt"/>
    </style:style>
    <style:style style:name="P14" style:family="paragraph" style:parent-style-name="Text_20_body">
      <style:paragraph-properties loext:contextual-spacing="false" fo:margin-left="0.2in" fo:margin-right="0.2in" fo:margin-top="0in" fo:margin-bottom="0in" fo:line-height="100%" fo:text-indent="0in" style:auto-text-indent="false" style:writing-mode="lr-tb"/>
      <style:text-properties style:font-name="Caladea" fo:font-size="10pt" style:font-size-asian="10pt" style:font-size-complex="10pt"/>
    </style:style>
    <style:style style:name="P15" style:family="paragraph" style:parent-style-name="Text_20_body">
      <style:paragraph-properties fo:margin-left="0.2in" fo:margin-right="0.2in" fo:line-height="100%" fo:text-indent="0in" style:auto-text-indent="false"/>
      <style:text-properties style:font-name="Caladea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left="0.2in" fo:margin-right="0.2in" fo:text-indent="0in" style:auto-text-indent="false"/>
      <style:text-properties style:font-name="Caladea" fo:font-size="10pt" style:font-size-asian="10pt" style:font-size-complex="10pt"/>
    </style:style>
    <style:style style:name="P17" style:family="paragraph" style:parent-style-name="Text_20_body">
      <style:paragraph-properties fo:margin-left="0.2in" fo:margin-right="0.2in" fo:line-height="100%" fo:text-indent="0in" style:auto-text-indent="false"/>
      <style:text-properties style:font-name="Caladea" fo:font-size="10pt" style:font-size-asian="10pt" style:font-size-complex="10pt"/>
    </style:style>
    <style:style style:name="T1" style:family="text">
      <style:text-properties fo:color="#cccccc" style:font-name="Caladea"/>
    </style:style>
    <style:style style:name="T2" style:family="text">
      <style:text-properties fo:font-variant="normal" fo:text-transform="none" fo:color="#000000" style:text-line-through-style="none" fo:font-size="11pt" fo:font-style="normal" style:text-underline-style="none" fo:font-weight="normal" style:text-blinking="false" fo:background-color="transparent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underline-style="none" fo:font-weight="normal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underline-style="none" fo:font-weight="bold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weight-asian="normal" style:font-weight-complex="normal" loext:char-shading-value="0"/>
    </style:style>
    <style:style style:name="T15" style:family="text">
      <style:text-properties fo:font-variant="normal" fo:text-transform="none" fo:color="#000000" style:text-line-through-style="none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19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 loext:char-shading-value="0"/>
    </style:style>
    <style:style style:name="T21" style:family="text">
      <style:text-properties fo:font-variant="normal" fo:text-transform="none" fo:color="#000000" style:text-line-through-style="none" fo:font-size="10pt" style:text-underline-style="none" style:text-blinking="false" fo:background-color="transparent" style:font-size-asian="10pt" style:font-size-complex="10pt"/>
    </style:style>
    <style:style style:name="T22" style:family="text">
      <style:text-properties fo:font-variant="normal" fo:text-transform="none" fo:color="#000000" style:text-line-through-style="none" fo:font-size="10pt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000000" style:text-line-through-style="none" fo:font-size="10pt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style:text-line-through-style="none" fo:font-size="10pt" fo:font-style="normal" style:text-underline-style="none" fo:font-weight="normal" style:text-blinking="false" fo:background-color="transparent" style:font-size-asian="10pt" style:font-size-complex="10pt"/>
    </style:style>
    <style:style style:name="T25" style:family="text">
      <style:text-properties fo:font-variant="normal" fo:text-transform="none" fo:color="#cccccc" style:text-line-through-style="none" style:font-name="Caladea" fo:font-size="13pt" fo:font-style="normal" style:text-underline-style="none" fo:font-weight="normal" style:text-blinking="false" fo:background-color="transparent"/>
    </style:style>
    <style:style style:name="T26" style:family="text">
      <style:text-properties style:font-name="Caladea"/>
    </style:style>
    <style:style style:name="T27" style:family="text">
      <style:text-properties style:font-name="Caladea" fo:font-size="10pt" style:font-size-asian="10pt" style:font-size-complex="10pt"/>
    </style:style>
    <style:style style:name="T28" style:family="text">
      <style:text-properties fo:font-weight="bold" style:font-weight-asian="bold" style:font-weight-complex="bold" loext:char-shading-value="0"/>
    </style:style>
    <style:style style:name="T29" style:family="text">
      <style:text-properties style:font-weight-asian="normal" style:font-weight-complex="normal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3"><text:span text:style-name="T8"><text:tab/>Data Scientist who trained in physics and computer science, worked as a freelance programmer, then studied at Galvanize to refine my skills. Looking to make a difference and expand my knowledge.</text:span></text:p>
      <text:p text:style-name="P4">SKILLS</text:p>
      <text:p text:style-name="P15"><text:span text:style-name="T3">• </text:span><text:span text:style-name="T15">Programming Languages</text:span></text:p>
      <text:p text:style-name="P14"><text:span text:style-name="T3"><text:tab/></text:span><text:span text:style-name="T20">◦</text:span><text:span text:style-name="T3"> </text:span><text:span text:style-name="T8">Python, HTML, CSS, Ruby, Java, </text:span><text:span text:style-name="T8">Excel,</text:span><text:span text:style-name="T8"> JavaScript, Arduino Language</text:span><text:span text:style-name="T8">,</text:span><text:span text:style-name="T8"> Fortran, C++</text:span></text:p>
      <text:p text:style-name="P15"><text:span text:style-name="T3">• </text:span><text:span text:style-name="T15">Database Management<text:tab/><text:tab/><text:tab/></text:span><text:span text:style-name="T15">• </text:span><text:span text:style-name="T15"><text:s/>Data Visualization<text:tab/><text:tab/><text:tab/>• Data Analysis</text:span></text:p>
      <text:p text:style-name="P15"><text:span text:style-name="T15"><text:tab/></text:span><text:span text:style-name="T15">◦ </text:span><text:span text:style-name="T8">SQL, <text:s/>Bash, Git, Unix/Linux<text:tab/><text:tab/><text:tab/></text:span><text:span text:style-name="T15">◦ </text:span><text:span text:style-name="T8">Matplotlib, Seaborn, D3<text:tab/><text:tab/></text:span><text:span text:style-name="T15">◦</text:span><text:span text:style-name="T8"> Pandas, Numpy, scikit-learn</text:span></text:p>
      <text:p text:style-name="P17"><text:span text:style-name="T7">• </text:span><text:span text:style-name="T18">Statistics</text:span></text:p>
      <text:p text:style-name="P17"><text:span text:style-name="T12"><text:tab/></text:span><text:span text:style-name="T18">◦</text:span><text:span text:style-name="T12"> Statistical Analysis, Linear Algebra, Calculus, Statistical Modeling</text:span></text:p>
      <text:p text:style-name="P2">Projects</text:p>
      <text:p text:style-name="P10"><text:span text:style-name="T21">• </text:span><text:span text:style-name="T22">Titanic Survivors | </text:span><text:a xlink:type="simple" xlink:href="https://github.com/LawrenceGlenn/TitanicSurvivor" text:style-name="Internet_20_link" text:visited-style-name="Visited_20_Internet_20_Link">Github</text:a><text:span text:style-name="T22"> – </text:span><text:span text:style-name="T23">A solution to the titanic survivors problem provided by Kaggle. Given a data set of passengers on the titanic what is the likelihood of any given person surviving? <text:s/>Written in python and visualized with seaborn and matplotlib, uses a Random Forest Classifier to make its prediction.</text:span></text:p>
      <text:p text:style-name="P8"><text:span text:style-name="T21">• </text:span><text:span text:style-name="T22">Tic-Tac-Toe | </text:span><text:a xlink:type="simple" xlink:href="https://github.com/LawrenceGlenn/Tic-Tac-Toe" text:style-name="Internet_20_link" text:visited-style-name="Visited_20_Internet_20_Link">Github</text:a><text:span text:style-name="T22"> – </text:span><text:span text:style-name="T23">An exploratory project into simple AI By creating a ticktactoe program that has an unbeatable AI. Written <text:tab/>in ruby using a command line interface for display this program implements a minimax algorithm to always select the best possible move.</text:span></text:p>
      <text:p text:style-name="P2">EXPERIENCE</text:p>
      <text:p text:style-name="P11"><text:span text:style-name="T3">• </text:span><text:span text:style-name="T3">Technical Director, Desk</text:span><text:span text:style-name="T3">n</text:span><text:span text:style-name="T3">inja Productions LLC., June 2019 – Dec 2019</text:span><text:span text:style-name="T8">.</text:span></text:p>
      <text:p text:style-name="P11"><text:span text:style-name="T8"><text:tab/></text:span><text:span text:style-name="T20">◦ </text:span><text:span text:style-name="T14">Responsible for creating and managing the project pipeline &amp; Troubleshooting all technical issues.</text:span></text:p>
      <text:p text:style-name="P11"><text:span text:style-name="T14"><text:tab/><text:tab/></text:span><text:span text:style-name="T20">◦</text:span><text:span text:style-name="T14"> Created user interfaces for artists to properly upload information to the database</text:span></text:p>
      <text:p text:style-name="P11"><text:span text:style-name="T14"><text:tab/><text:tab/></text:span><text:span text:style-name="T20">◦ </text:span><text:span text:style-name="T14">Managed database to ensure project scheduling and data transfer ran smoothly</text:span></text:p>
      <text:p text:style-name="P6">• Freelance Software Engineer, January 2017 – June 2019</text:p>
      <text:p text:style-name="P6"><text:tab/><text:span text:style-name="T28">◦ </text:span><text:span text:style-name="T29">implemented databases, created user interfaces, custom web sites</text:span></text:p>
      <text:p text:style-name="P6">• Private Math and Science Tutor , July 2011 – Feb 2017</text:p>
      <text:p text:style-name="P2">EDUCATION</text:p>
      <text:p text:style-name="P11"><text:span text:style-name="T14">◦ Galvanize Data Science Immersive Program, San Francisco, CA</text:span></text:p>
      <text:p text:style-name="P11"><text:span text:style-name="T14"><text:tab/></text:span><text:span text:style-name="T20">◦ </text:span><text:span text:style-name="T14">A 3-month, 700+ hour data science immersive training program covering core data science areas including probability and statistics, <text:tab/>databases, regression, supervised and unsupervised learning algorithms, NLP, and big data tools like MapReduce and Spark.</text:span></text:p>
      <text:p text:style-name="P16"><text:span text:style-name="T3">• </text:span><text:span text:style-name="T8">Internship with Wisconsin Space Grant Consortium's Balloon Science team, University of </text:span><text:span text:style-name="T8">Wisconsin Milwaukee, Wisconsin.</text:span></text:p>
      <text:p text:style-name="P16"><text:span text:style-name="T3">• </text:span><text:span text:style-name="T8">BA, Physics Major, Computer Science Minor, Lawrence University, <text:tab/>Appleton, Wisconsin.</text:span></text:p>
      <text:p text:style-name="P11"><text:span text:style-name="T6"><text:tab/></text:span><text:span text:style-name="T18">◦</text:span><text:span text:style-name="T12">Developed gravitational simulation of <text:s/>planetoid formation based on N-body dynamics, showcasing ability to create complex <text:tab/>programs from scratch with interactive visual interfaces.</text:span></text:p>
      <text:p text:style-name="P8"><text:span text:style-name="T21">• </text:span><text:span text:style-name="T24">Associate, Math and Science, Barstow Community College, Barstow, Califor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Sunburst" draw:style="radial" draw:cx="30%" draw:cy="30%" draw:start-color="#800000" draw:end-color="#ffff00" draw:start-intensity="100%" draw:end-intensity="100%" draw:border="2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in 0.0016in 0.0008in" fo:padding="0in" fo:border-left="none" fo:border-right="none" fo:border-top="none" fo:border-bottom="0.002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loext:contextual-spacing="false" fo:margin-top="0in" fo:margin-bottom="0in" fo:line-height="120%" fo:text-align="center" style:justify-single-word="false" style:writing-mode="lr-tb"/>
      <style:text-properties fo:font-variant="normal" fo:text-transform="none" fo:color="#808080" style:text-line-through-style="none" style:font-name="Liberation Serif" fo:font-size="22pt" fo:font-style="normal" style:text-underline-style="none" fo:font-weight="bold" style:text-blinking="false" fo:background-color="transparent"/>
    </style:style>
    <style:style style:name="MP2" style:family="paragraph" style:parent-style-name="Text_20_body">
      <style:paragraph-properties fo:margin-top="0in" fo:margin-bottom="0in" fo:line-height="179%" fo:text-align="center" style:justify-single-word="false" style:writing-mode="lr-tb"/>
    </style:style>
    <style:style style:name="MT1" style:family="text">
      <style:text-properties fo:color="#cccccc" style:font-name="Caladea"/>
    </style:style>
    <style:style style:name="MT2" style:family="text">
      <style:text-properties fo:font-variant="normal" fo:text-transform="none" fo:color="#cccccc" style:text-line-through-style="none" style:font-name="Caladea" fo:font-size="13pt" fo:font-style="normal" style:text-underline-style="none" fo:font-weight="normal" style:text-blinking="false" fo:background-color="transparent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in" fo:margin-bottom="0in" fo:margin-left="0in" fo:margin-right="0in" style:shadow="none" fo:background-color="#eeeeee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1.25in" fo:margin-left="0in" fo:margin-right="0in" fo:margin-bottom="0in" style:shadow="none" fo:background-color="#4975ab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in" svg:y="0in" svg:width="1.1409in" svg:height="1.2465in" draw:z-index="0"><draw:image xlink:href="Pictures/100000000000097E0000088E8276CA32.jpg" xlink:type="simple" xlink:show="embed" xlink:actuate="onLoad"/></draw:frame><text:tab/><text:span text:style-name="MT1">Lawrence Glenn Data Scientist</text:span></text:p>
        <text:p text:style-name="MP2"><text:span text:style-name="MT2"><text:tab/>San Francisco CA | lawrence.o.glenn@gmail.com | 760-447-2058</text:span></text:p>
        <text:p text:style-name="MP2"><text:a xlink:type="simple" xlink:href="https://www.linkedin.com/in/lawrence-glenn-519548164/" text:style-name="Internet_20_link" text:visited-style-name="Visited_20_Internet_20_Link">Linkedin : LawrenceGlenn</text:a> <text:span text:style-name="MT2">|</text:span> <text:a xlink:type="simple" xlink:href="https://www.github.com/LawrenceGlenn" text:style-name="Internet_20_link" text:visited-style-name="Visited_20_Internet_20_Link">Github : LawrenceGlenn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1T01:56:10.807884027</meta:creation-date>
    <dc:date>2019-12-08T12:09:37.11</dc:date>
    <meta:editing-duration>PT2H25M</meta:editing-duration>
    <meta:editing-cycles>11</meta:editing-cycles>
    <meta:generator>OpenOffice/4.1.7$Win32 OpenOffice.org_project/417m1$Build-9800</meta:generator>
    <dc:creator>Lawrence Glenn</dc:creator>
    <meta:document-statistic meta:table-count="0" meta:image-count="1" meta:object-count="0" meta:page-count="1" meta:paragraph-count="29" meta:word-count="378" meta:character-count="2589"/>
  </office:meta>
</office:document-meta>
</file>